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Headline_20_1">
      <style:text-properties fo:language="it" fo:country="IT"/>
    </style:style>
    <style:style style:name="P2" style:family="paragraph" style:parent-style-name="Absatz_20_italienisch_20_mit_20_Initial">
      <style:text-properties fo:language="it" fo:country="I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000000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taliano (Pizza) - 39</text:h>
      <text:p text:style-name="P2">Tra un anno a quest'ora, il Mondiale sarà già tra di noi. Ci contagerà nei <text:span text:style-name="T1">giorni</text:span> della vigilia, entrerà nella nostra vita non appena cominceremo a vedere l'Italia, ma anche i tocchi ad alta velocità dei <text:span text:style-name="T2">brasilianir</text:span>, il gioco atletico e <text:span text:style-name="T1">spregiudicato</text:span> degli africani, i guizzi di chissà quali giocatori che in questo momento stanno lottando per qualificarsi nei gironi più remoti della Fifa. La stagione è finita, sbuffa qualche <text:span text:style-name="T1">allenatore</text:span>. Ma mai come in queste settimane il pianeta calcio si conta, si misura, si sottopone ad un check up in vista del suo Evento, Francia '98. Calciomani, amanti di schemi e inserimenti, cultori dell'assist <text:span text:style-name="T2">televsivo</text:span> dovrebbero tenersi freschi per un periodo così, che pure giunge al termine di un campionato lungo come un anno scolastico e di coppe europee dilatate all'<text:span text:style-name="T1">inverosimile</text:span> in nome dell'equazione più partite/più incassi. </text:p>
      <text:p text:style-name="P2">E' una fase di calcio stremato ma vero, una zona a rischio nella quale la figuraccia non è consigliabile, anzi, <text:span text:style-name="T1">talvolta</text:span> è addirittura deleteria. Per qualificarsi ai Mondiali si continua a giocare, come si continuerà anche ad agosto. La Germania in Ucraina, la Spagna contro la Repubblica ceca sono testimonianze di un calendario che non si rassegna all'apatia. Il ritmo non rallenta <text:span text:style-name="T2">nemeno</text:span> in Sudamerica ed Africa, che hanno <text:span text:style-name="T2">piazato</text:span> a giugno partite di grande emotività come Uruguay-Colombia, Argentina-Perù, Egitto-Tunisia, Sudafrica-Zambia, Marocco-Ghana. Senza contare la <text:span text:style-name="T3">Coppa</text:span><text:span text:style-name="T2"> </text:span><text:span text:style-name="T3">America</text:span> in Bolivia, <text:span text:style-name="T1">incastrata</text:span> com'è tra una stagione che finisce e un'altra che comincia. Ma il simbolo di un'estate in cui il pallone non tramonta mai è il Torneo di Francia, prova generale dei Mondiali sui campi che i Mondiali <text:span text:style-name="T1">ospiteranno</text:span>. Ad accettare l'invito Italia, Brasile e Inghilterra, oltre ai <text:span text:style-name="T1">padroni</text:span> di casa, che <text:span text:style-name="T2">voglirono</text:span> far dimenticare l'eliminazione da Usa '94 con una prova superba quattro anni do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bsatz_20_Normal" style:display-name="Absatz Normal" style:family="paragraph" style:parent-style-name="Standard">
      <style:paragraph-properties fo:margin-top="0.199cm" fo:margin-bottom="0.199cm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cm" fo:margin-right="0cm" fo:text-indent="0.499cm" style:auto-text-indent="false"/>
    </style:style>
    <style:style style:name="Absatz_20_italienisch_20_mit_20_Initial" style:display-name="Absatz italienisch mit Initial" style:family="paragraph" style:parent-style-name="Absatz_20_mit_20_Initial">
      <style:text-properties fo:language="it" fo:country="IT"/>
    </style:style>
    <style:style style:name="Headline" style:family="paragraph" style:parent-style-name="Standard" style:next-style-name="Standard">
      <style:paragraph-properties fo:margin-top="0.499cm" fo:margin-bottom="0.349cm" fo:keep-with-next="always"/>
      <style:text-properties style:font-name="Arial" fo:font-size="22pt" fo:text-shadow="1pt 1pt" fo:font-weight="bold"/>
    </style:style>
    <style:style style:name="Headline_20_1" style:display-name="Headline 1" style:family="paragraph" style:parent-style-name="Headline" style:next-style-name="Absatz_20_mit_20_Initial" style:default-outline-level="1">
      <style:text-properties fo:font-size="20pt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 </meta:initial-creator>
    <meta:creation-date>2000-03-01T14:32:39</meta:creation-date>
    <dc:creator>Helge Delfs</dc:creator>
    <dc:date>2000-04-05T11:14:46</dc:date>
    <dc:language>de-DE</dc:language>
    <meta:editing-cycles>3</meta:editing-cycles>
    <meta:editing-duration>PT1M53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3" meta:word-count="301" meta:character-count="1887"/>
  </office:meta>
</office:document-meta>
</file>